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맑은 고딕" svg:font-family="'맑은 고딕'" style:font-family-generic="system" style:font-pitch="variable"/>
    <style:font-face style:name="바탕" svg:font-family="바탕" style:font-family-generic="roman" style:font-pitch="variable"/>
  </office:font-face-decls>
  <office:automatic-styles>
    <style:style style:name="T1" style:family="text">
      <style:text-properties style:text-position="super 58%"/>
    </style:style>
    <style:style style:name="T2" style:family="text">
      <style:text-properties style:text-position="super 58%" style:font-name-complex="Arial2"/>
    </style:style>
    <style:style style:name="T3" style:family="text">
      <style:text-properties style:font-name-complex="Arial2"/>
    </style:style>
    <style:style style:name="T4" style:family="text">
      <style:text-properties officeooo:rsid="00045ffd"/>
    </style:style>
    <style:style style:name="T5" style:family="text">
      <style:text-properties officeooo:rsid="0006553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lactic Squirrels and Interplanetary Nut Hoarding: A Cross-Species Study</text:p>
      <text:p text:style-name="Authors">Hazel Nutkin<text:span text:style-name="T1">1#</text:span>, Douglas Fir<text:span text:style-name="T1">1</text:span>, Acorn McSeederson<text:span text:style-name="T1">2</text:span>, Bushy Tailfeather<text:span text:style-name="T1">3</text:span>, Sandy Cheeks<text:span text:style-name="T1">4*</text:span></text:p>
      <text:p text:style-name="Affiliations"><text:span text:style-name="T2">1</text:span><text:span text:style-name="T3">Department of Improbable Zoology, University of Woodland Sciences; </text:span><text:span text:style-name="T2">2</text:span><text:span text:style-name="T3">Institute for Quantum Rodent Studies, MIT (Mammal Institute of Technology); </text:span><text:span text:style-name="T2">3</text:span><text:span text:style-name="T3">Center for Arboreal Transportation Physics, Oak Ridge National Laboratory; </text:span><text:span text:style-name="T2">4</text:span><text:span text:style-name="T3">College of Unexplained Phenomena, Squirrelford University</text:span></text:p>
      <text:p text:style-name="Affiliations"><text:span text:style-name="T1">#</text:span>Presenting author, <text:span text:style-name="T1">*</text:span>Corresponding author: <text:span text:style-name="T4">sandy.cheeks</text:span>@woodlandsciences.edu</text:p>
      <text:p text:style-name="Text_20_body"><text:span text:style-name="T5">We present </text:span>groundbreaking research <text:span text:style-name="T5">that </text:span>investigates the previously undocumented phenomenon of squirrels with apparent telekinetic abilities to transport nuts across vast distances without physical travel. <text:span text:style-name="T5">We</text:span> observed 427 Eastern Gray Squirrels (Sciurus carolinensis) in urban parks who demonstrated statistically improbable success rates in relocating acorns to locations up to 3.7 miles from collection sites, despite no observable travel. Using advanced GPS tracking, quantum entanglement sensors, and extremely tiny squirrel-mounted GoPro cameras, we documented what can only be described as "nut teleportation events" (NTEs). Preliminary results suggest that squirrels may be accessing microscopic wormholes in spacetime, a finding that challenges both zoological consensus and fundamental laws of physics. This research has significant implications for interstellar travel, sustainable food transportation, and explaining why that one acorn you saw last autumn mysteriously appeared in your underwear drawer. Funding was provided by the National Squirrel Appreciation Foundation and three particularly supportive squirrels who kept leaving nuts on our laboratory doorste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맑은 고딕" svg:font-family="'맑은 고딕'" style:font-family-generic="system" style:font-pitch="variable"/>
    <style:font-face style:name="바탕" svg:font-family="바탕"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바탕" fo:font-size="10pt" fo:language="en" fo:country="US" style:letter-kerning="true" style:font-name-asian="맑은 고딕" style:font-size-asian="10pt" style:language-asian="ko" style:country-asian="KR"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바탕" fo:font-size="10pt" fo:language="en" fo:country="US" style:letter-kerning="true" style:font-name-asian="맑은 고딕" style:font-size-asian="10pt" style:language-asian="ko" style:country-asian="KR"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맑은 고딕" style:font-family-asian="'맑은 고딕'" style:font-family-generic-asian="system" style:font-pitch-asian="variable" style:font-size-asian="10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247cm" style:contextual-spacing="false" fo:line-height="115%" fo:text-align="justify" style:justify-single-word="false" fo:text-indent="0.101cm" style:auto-text-indent="false" fo:background-color="transparent" style:text-autospace="none"/>
      <style:text-properties style:font-name="Arial1" fo:font-family="Arial" style:font-family-generic="swiss" style:font-pitch="variable" fo:font-size="8pt" style:font-size-asian="8pt" style:font-size-complex="8pt"/>
    </style:style>
    <style:style style:name="List" style:family="paragraph" style:parent-style-name="Text_20_body" style:class="list">
      <style:text-properties fo:font-size="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0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complex="Lucida Sans" style:font-family-complex="'Lucida Sans'" style:font-family-generic-complex="swiss"/>
    </style:style>
    <style:style style:name="Title" style:family="paragraph" style:parent-style-name="Heading" style:next-style-name="Text_20_body" style:class="chapter" style:master-page-name="">
      <style:paragraph-properties fo:margin-top="0.385cm" fo:margin-bottom="0.275cm" style:contextual-spacing="false" fo:line-height="115%" fo:text-align="center" style:justify-single-word="false" style:page-number="auto"/>
      <style:text-properties style:font-name="Arial1" fo:font-family="Arial" style:font-family-generic="swiss" style:font-pitch="variable" fo:font-size="8pt" fo:font-weight="bold" style:font-size-asian="8pt" style:font-weight-asian="bold" style:font-size-complex="8pt" style:font-weight-complex="bold"/>
    </style:style>
    <style:style style:name="Authors" style:family="paragraph" style:parent-style-name="Standard">
      <style:paragraph-properties fo:margin-left="0cm" fo:margin-right="0cm" fo:margin-top="0cm" fo:margin-bottom="0.275cm" style:contextual-spacing="false" fo:line-height="115%" fo:text-align="center" style:justify-single-word="false" fo:text-indent="0cm" style:auto-text-indent="false" style:writing-mode="lr-tb"/>
      <style:text-properties style:font-name="Arial1" fo:font-family="Arial" style:font-family-generic="swiss" style:font-pitch="variable" fo:font-size="8pt" style:font-size-asian="8pt" style:font-size-complex="8pt"/>
    </style:style>
    <style:style style:name="Affiliations" style:family="paragraph" style:parent-style-name="Authors">
      <style:text-properties fo:font-size="8pt" fo:font-style="italic" style:font-size-asian="8pt" style:font-style-asian="italic" style:font-size-complex="8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5.6cm" style:type="center"/>
          <style:tab-stop style:position="11.2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5.6cm" style:type="center"/>
          <style:tab-stop style:position="11.202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55cm" style:contextual-spacing="false" fo:line-height="100%" fo:padding-left="0cm" fo:padding-right="0cm" fo:padding-top="0cm" fo:padding-bottom="0.049cm" fo:border-left="none" fo:border-right="none" fo:border-top="none" fo:border-bottom="0.99pt solid #000000" text:number-lines="false" text:line-number="0" style:join-border="false"/>
      <style:text-properties fo:font-size="6pt" style:font-size-asian="6pt" style:font-size-complex="6pt"/>
    </style:style>
    <style:style style:name="Default_20_Paragraph_20_Font" style:display-name="Default Paragraph Font" style:family="text"/>
    <style:style style:name="Á_a6__b8_ñ_20_Char" style:display-name="Á¦¸ñ Char" style:family="text" style:parent-style-name="Default_20_Paragraph_20_Font">
      <style:text-properties style:font-name="Arial" fo:font-family="Arial" style:font-pitch="variable" fo:font-size="11pt" fo:font-weight="bold" style:font-size-asian="11pt" style:font-weight-asian="bold" style:font-name-complex="Arial2" style:font-family-complex="Arial" style:font-family-generic-complex="system" style:font-pitch-complex="variable" style:font-size-complex="12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orizontal_20_Line">
      <style:text-properties style:font-name="Arial1" fo:font-size="8pt" fo:font-weight="bold" style:font-size-asian="8pt" style:font-weight-asian="bold" style:font-size-complex="8pt" style:font-weight-complex="bold"/>
    </style:style>
    <style:page-layout style:name="Mpm1">
      <style:page-layout-properties fo:page-width="14.801cm" fo:page-height="21.001cm" style:num-format="1" style:print-orientation="portrait" fo:margin-top="1.499cm" fo:margin-bottom="1.499cm" fo:margin-left="2.0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6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1"/><text:page-number text:select-page="current">1</text:page-number><text:bookmark-end text:name="PageNumWizard_HEADER_Default Page Style1"/></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3T20:32:09.549000000</meta:creation-date>
    <dc:date>2025-03-03T21:10:07.860000000</dc:date>
    <meta:editing-duration>PT27M43S</meta:editing-duration>
    <meta:editing-cycles>15</meta:editing-cycles>
    <meta:generator>LibreOffice/24.8.5.1$Windows_X86_64 LibreOffice_project/8e3f91296d65a47712b8a390b4731fa5a2f6c9af</meta:generator>
    <meta:document-statistic meta:table-count="0" meta:image-count="0" meta:object-count="0" meta:page-count="1" meta:paragraph-count="6" meta:word-count="214" meta:character-count="1691" meta:non-whitespace-character-count="1483"/>
  </office:meta>
</office:document-meta>
</file>